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weight="bold" officeooo:rsid="001f9767" officeooo:paragraph-rsid="001f9767" style:font-weight-asian="bold" style:font-weight-complex="bold"/>
    </style:style>
    <style:style style:name="P2" style:family="paragraph" style:parent-style-name="Standard" style:list-style-name="L1">
      <style:paragraph-properties fo:line-height="115%"/>
      <style:text-properties fo:font-weight="bold" officeooo:rsid="001f9767" officeooo:paragraph-rsid="001f9767" style:font-weight-asian="bold" style:font-weight-complex="bold"/>
    </style:style>
    <style:style style:name="P3" style:family="paragraph" style:parent-style-name="Standard" style:list-style-name="L3">
      <style:paragraph-properties fo:line-height="115%"/>
      <style:text-properties fo:font-weight="bold" officeooo:rsid="001f9767" officeooo:paragraph-rsid="001febe1" style:font-weight-asian="bold" style:font-weight-complex="bold"/>
    </style:style>
    <style:style style:name="P4" style:family="paragraph" style:parent-style-name="Standard">
      <style:paragraph-properties fo:line-height="115%"/>
      <style:text-properties style:font-name="TimesNewRoman" fo:font-weight="normal" officeooo:rsid="001f9767" officeooo:paragraph-rsid="001f9767" style:font-weight-asian="normal" style:font-weight-complex="normal"/>
    </style:style>
    <style:style style:name="P5" style:family="paragraph" style:parent-style-name="Standard" style:list-style-name="L1">
      <style:paragraph-properties fo:line-height="115%"/>
      <style:text-properties style:font-name="TimesNewRoman" fo:font-weight="normal" officeooo:rsid="001f9767" officeooo:paragraph-rsid="001f9767" style:font-weight-asian="normal" style:font-weight-complex="normal"/>
    </style:style>
    <style:style style:name="P6" style:family="paragraph" style:parent-style-name="Standard" style:list-style-name="L3">
      <style:paragraph-properties fo:line-height="115%"/>
      <style:text-properties style:font-name="TimesNewRoman" fo:font-weight="normal" officeooo:rsid="001f9767" officeooo:paragraph-rsid="001febe1" style:font-weight-asian="normal" style:font-weight-complex="normal"/>
    </style:style>
    <style:style style:name="P7" style:family="paragraph" style:parent-style-name="Standard">
      <style:paragraph-properties fo:line-height="115%"/>
      <style:text-properties style:font-name="TimesNewRoman" fo:font-weight="normal" officeooo:rsid="001febe1" officeooo:paragraph-rsid="001febe1" style:font-weight-asian="normal" style:font-weight-complex="normal"/>
    </style:style>
    <style:style style:name="P8" style:family="paragraph" style:parent-style-name="Standard" style:list-style-name="L2">
      <style:paragraph-properties fo:line-height="115%"/>
      <style:text-properties style:font-name="TimesNewRoman" fo:font-weight="normal" officeooo:rsid="001febe1" officeooo:paragraph-rsid="001febe1" style:font-weight-asian="normal" style:font-weight-complex="normal"/>
    </style:style>
    <style:style style:name="P9" style:family="paragraph" style:parent-style-name="Standard">
      <style:paragraph-properties fo:line-height="115%"/>
      <style:text-properties style:font-name="TimesNewRoman" fo:font-size="14pt" fo:font-weight="bold" officeooo:rsid="001f9767" officeooo:paragraph-rsid="001f976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15%"/>
      <style:text-properties style:font-name="TimesNewRoman" fo:font-size="14pt" fo:font-weight="bold" officeooo:rsid="001febe1" officeooo:paragraph-rsid="001febe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/>
      <style:text-properties style:font-name="TimesNewRoman" fo:font-weight="bold" officeooo:rsid="001f9767" officeooo:paragraph-rsid="001f9767" style:font-weight-asian="bold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text-position="0% 100%" style:font-name="TimesNewRoman" fo:font-size="16pt" fo:font-weight="bold" officeooo:rsid="001f9767" officeooo:paragraph-rsid="001f9767" style:font-size-asian="16pt" style:font-weight-asian="bold" style:font-size-complex="16pt" style:font-weight-complex="bold"/>
    </style:style>
    <style:style style:name="T1" style:family="text">
      <style:text-properties officeooo:rsid="001feb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NewRoman" fo:font-weight="normal" style:font-weight-asian="normal" style:font-weight-complex="normal"/>
    </style:style>
    <style:style style:name="T4" style:family="text">
      <style:text-properties style:font-name="TimesNewRoman" fo:font-weight="bold" style:font-weight-asian="bold" style:font-weight-complex="bold"/>
    </style:style>
    <style:style style:name="T5" style:family="text">
      <style:text-properties officeooo:rsid="00210e7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un Manual</text:p>
      <text:p text:style-name="P11"/>
      <text:p text:style-name="P9"><text:span text:style-name="T1">For Arduino manual of </text:span>Livzy Band</text:p>
      <text:p text:style-name="P1"><text:span text:style-name="T3"/></text:p>
      <text:list xml:id="list5987006578783293188" text:style-name="L1">
        <text:list-item>
          <text:p text:style-name="P2"><text:span text:style-name="T3">Install Arduino IDE from official website of Arduino </text:span><text:a xlink:type="simple" xlink:href="https://www.arduino.cc/" text:style-name="Internet_20_link" text:visited-style-name="Visited_20_Internet_20_Link"><text:span text:style-name="T3">https://www.arduino.cc/</text:span></text:a></text:p>
        </text:list-item>
        <text:list-item>
          <text:p text:style-name="P5">Open the file named “livzy_arduino_code.ino” in Arduino IDE.</text:p>
        </text:list-item>
        <text:list-item>
          <text:p text:style-name="P5">Now, connect Arduino to PC/Laptop.</text:p>
        </text:list-item>
        <text:list-item>
          <text:p text:style-name="P5">After this verify the code by clicking verify button in Arduino IDE which is at Top left corner of IDE.</text:p>
        </text:list-item>
        <text:list-item>
          <text:p text:style-name="P5">Once the code is verified, upload the same in Arduino by clicking on Upload button in IDE which is next to Verify button.</text:p>
        </text:list-item>
        <text:list-item>
          <text:p text:style-name="P5">After successful upload of code in Arduino, you are ready to run the band.</text:p>
        </text:list-item>
      </text:list>
      <text:p text:style-name="P4"/>
      <text:p text:style-name="P10">For Android App of Livzy Band</text:p>
      <text:p text:style-name="P7"/>
      <text:list xml:id="list1195101440490539042" text:style-name="L2">
        <text:list-item>
          <text:p text:style-name="P8">Firstly, get the name “Livzy.apk” from the folder.</text:p>
        </text:list-item>
        <text:list-item>
          <text:p text:style-name="P8">Install the same in Smartphone.</text:p>
        </text:list-item>
        <text:list-item>
          <text:p text:style-name="P8">Now, run the app and connect the same with Livzy band via bluetooth.</text:p>
        </text:list-item>
        <text:list-item>
          <text:p text:style-name="P8">After the successful connection, you will be able to receive all the data of band in android app.</text:p>
        </text:list-item>
      </text:list>
      <text:p text:style-name="P7"/>
      <text:p text:style-name="P10">For Arduino manual of Livzy Band – Home Automation</text:p>
      <text:p text:style-name="P7"/>
      <text:list xml:id="list8904336223184629554" text:style-name="L3">
        <text:list-item>
          <text:p text:style-name="P3"><text:span text:style-name="T3">Install Arduino IDE from official website of Arduino </text:span><text:a xlink:type="simple" xlink:href="https://www.arduino.cc/" text:style-name="Internet_20_link" text:visited-style-name="Visited_20_Internet_20_Link"><text:span text:style-name="T3">https://www.arduino.cc/</text:span></text:a></text:p>
        </text:list-item>
        <text:list-item>
          <text:p text:style-name="P6">Open the file named “livzy_arduino_code_<text:span text:style-name="T1">home_automation</text:span>.ino” in Arduino IDE.</text:p>
        </text:list-item>
        <text:list-item>
          <text:p text:style-name="P6">Now, connect Arduino to PC/Laptop.</text:p>
        </text:list-item>
        <text:list-item>
          <text:p text:style-name="P6">After this verify the code by clicking verify button in Arduino IDE which is at Top left corner of IDE.</text:p>
        </text:list-item>
        <text:list-item>
          <text:p text:style-name="P6">Once the code is verified, upload the same in Arduino by clicking on Upload button in IDE which is next to Verify button.</text:p>
        </text:list-item>
        <text:list-item>
          <text:p text:style-name="P6">After successful upload of code in Arduino, you are ready to run th<text:span text:style-name="T5">is system by connecting band to this system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NewRoman" svg:font-family="TimesNewRoman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00:00:54.998536311</meta:creation-date>
    <dc:date>2018-04-22T00:25:50.483381772</dc:date>
    <meta:editing-duration>PT3M34S</meta:editing-duration>
    <meta:editing-cycles>1</meta:editing-cycles>
    <meta:document-statistic meta:table-count="0" meta:image-count="0" meta:object-count="0" meta:page-count="1" meta:paragraph-count="20" meta:word-count="246" meta:character-count="1388" meta:non-whitespace-character-count="1177"/>
    <meta:generator>LibreOffice/5.1.6.2$Linux_X86_64 LibreOffice_project/10m0$Build-2</meta:generator>
  </office:meta>
</office:document-meta>
</file>